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20d" officeooo:paragraph-rsid="0003320d"/>
    </style:style>
    <style:style style:name="P2" style:family="paragraph" style:parent-style-name="Standard">
      <style:paragraph-properties fo:text-align="justify" style:justify-single-word="false"/>
      <style:text-properties officeooo:rsid="0003320d" officeooo:paragraph-rsid="0003320d"/>
    </style:style>
    <style:style style:name="P3" style:family="paragraph" style:parent-style-name="Standard">
      <style:paragraph-properties fo:text-align="justify" style:justify-single-word="false"/>
      <style:text-properties officeooo:rsid="0003320d" officeooo:paragraph-rsid="0003daf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320d" officeooo:paragraph-rsid="0003320d" style:font-weight-asian="bold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fo:font-weight="bold" officeooo:rsid="0003320d" officeooo:paragraph-rsid="0003320d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fo:font-weight="bold" officeooo:rsid="0003daf9" officeooo:paragraph-rsid="0003daf9" style:font-weight-asian="bold" style:font-weight-complex="bold"/>
    </style:style>
    <style:style style:name="P7" style:family="paragraph" style:parent-style-name="Standard">
      <style:text-properties fo:font-size="10pt" officeooo:rsid="0003320d" officeooo:paragraph-rsid="0003320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officeooo:rsid="0003daf9" officeooo:paragraph-rsid="0003daf9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03daf9" officeooo:paragraph-rsid="0003daf9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06b526" officeooo:paragraph-rsid="0006b526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03daf9" officeooo:paragraph-rsid="0003daf9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06b526" officeooo:paragraph-rsid="0006b526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08a7d6" officeooo:paragraph-rsid="0008a7d6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08a7d6" officeooo:paragraph-rsid="000c80cd" style:font-style-asian="normal" style:font-style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tyle="normal" officeooo:rsid="0008a7d6" officeooo:paragraph-rsid="000c80cd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officeooo:rsid="000c80cd" officeooo:paragraph-rsid="000c80cd" style:font-style-asian="normal" style:font-style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style="normal" officeooo:rsid="000d046c" officeooo:paragraph-rsid="000d046c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00f68fa" officeooo:paragraph-rsid="000f68fa" style:font-style-asian="normal" style:font-style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fo:font-style="normal" fo:font-weight="bold" officeooo:rsid="0008a7d6" officeooo:paragraph-rsid="0008a7d6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bold" officeooo:rsid="000d9a4f" officeooo:paragraph-rsid="000d9a4f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bold" officeooo:rsid="000c80cd" officeooo:paragraph-rsid="000c80cd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bold" officeooo:rsid="000f68fa" officeooo:paragraph-rsid="000f68fa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114f33" officeooo:paragraph-rsid="00114f33" fo:background-color="transparent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05b1b3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3b5c9"/>
    </style:style>
    <style:style style:name="T2" style:family="text">
      <style:text-properties officeooo:rsid="0003d8c0"/>
    </style:style>
    <style:style style:name="T3" style:family="text">
      <style:text-properties officeooo:rsid="0003daf9"/>
    </style:style>
    <style:style style:name="T4" style:family="text">
      <style:text-properties fo:font-style="normal" officeooo:rsid="0005b1b3" style:font-style-asian="normal" style:font-style-complex="normal"/>
    </style:style>
    <style:style style:name="T5" style:family="text">
      <style:text-properties fo:font-style="normal" officeooo:rsid="000633e0" style:font-style-asian="normal" style:font-style-complex="normal"/>
    </style:style>
    <style:style style:name="T6" style:family="text">
      <style:text-properties fo:font-style="normal" officeooo:rsid="0006b526" style:font-style-asian="normal" style:font-style-complex="normal"/>
    </style:style>
    <style:style style:name="T7" style:family="text">
      <style:text-properties officeooo:rsid="0004750e"/>
    </style:style>
    <style:style style:name="T8" style:family="text">
      <style:text-properties officeooo:rsid="0005b1b3"/>
    </style:style>
    <style:style style:name="T9" style:family="text">
      <style:text-properties officeooo:rsid="0005b1b3"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0a99bd" fo:background-color="#ffff00" loext:char-shading-value="0"/>
    </style:style>
    <style:style style:name="T12" style:family="text"/>
    <style:style style:name="T13" style:family="text">
      <style:text-properties officeooo:rsid="000633e0"/>
    </style:style>
    <style:style style:name="T14" style:family="text">
      <style:text-properties officeooo:rsid="0006b526"/>
    </style:style>
    <style:style style:name="T15" style:family="text">
      <style:text-properties officeooo:rsid="000a99bd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0a99bd" fo:background-color="transparent" loext:char-shading-value="0"/>
    </style:style>
    <style:style style:name="T18" style:family="text">
      <style:text-properties officeooo:rsid="000c80cd" fo:background-color="transparent" loext:char-shading-value="0"/>
    </style:style>
    <style:style style:name="T19" style:family="text">
      <style:text-properties officeooo:rsid="000d9a4f" fo:background-color="transparent" loext:char-shading-value="0"/>
    </style:style>
    <style:style style:name="T20" style:family="text">
      <style:text-properties officeooo:rsid="000ef222" fo:background-color="transparent" loext:char-shading-value="0"/>
    </style:style>
    <style:style style:name="T21" style:family="text">
      <style:text-properties officeooo:rsid="000f68fa" fo:background-color="transparent" loext:char-shading-value="0"/>
    </style:style>
    <style:style style:name="T22" style:family="text">
      <style:text-properties fo:font-style="italic" fo:background-color="transparent" loext:char-shading-value="0" style:font-style-asian="italic" style:font-style-complex="italic"/>
    </style:style>
    <style:style style:name="T23" style:family="text">
      <style:text-properties fo:font-style="italic" officeooo:rsid="000f68fa" fo:background-color="transparent" loext:char-shading-value="0" style:font-style-asian="italic" style:font-style-complex="italic"/>
    </style:style>
    <style:style style:name="T24" style:family="text">
      <style:text-properties officeooo:rsid="000e3a9a"/>
    </style:style>
    <style:style style:name="T25" style:family="text">
      <style:text-properties officeooo:rsid="000e3a9a"/>
    </style:style>
    <style:style style:name="T26" style:family="text">
      <style:text-properties officeooo:rsid="000e3a9a" fo:background-color="#dddddd" loext:char-shading-value="0"/>
    </style:style>
    <style:style style:name="T27" style:family="text">
      <style:text-properties officeooo:rsid="000f68fa" fo:background-color="#dddddd" loext:char-shading-value="0"/>
    </style:style>
    <style:style style:name="T28" style:family="text">
      <style:text-properties fo:background-color="#dddddd" loext:char-shading-value="0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pertório de células B e T no Carcinoma Adrenocortical sob perfis de esteroides associado a característica dos hospedeiro e do tumor</text:p>
      <text:p text:style-name="P1"/>
      <text:p text:style-name="P7">Jean Silva de Souza Resende, … </text:p>
      <text:p text:style-name="P7"/>
      <text:p text:style-name="P7">1 - …</text:p>
      <text:p text:style-name="P1"/>
      <text:p text:style-name="P1">Resumo</text:p>
      <text:p text:style-name="P1"/>
      <text:p text:style-name="P1">Palavras-chaves</text:p>
      <text:p text:style-name="P1"/>
      <text:p text:style-name="P5">INTRODUÇÃO</text:p>
      <text:p text:style-name="P2"/>
      <text:p text:style-name="P3">O carcinoma adrenocortical (ACC) é <text:span text:style-name="T1">uma neoplasia rara </text:span><text:span text:style-name="T2">com incidência de 1 a 2 casos por milhão de casos por ano, chegando até 0,72 por ano na fase adulta(</text:span><text:a xlink:type="simple" xlink:href="https://pubmed.ncbi.nlm.nih.gov/16551738/" text:style-name="Internet_20_link" text:visited-style-name="Visited_20_Internet_20_Link"><text:span text:style-name="T2">Allolio et al., 2006</text:span></text:a><text:span text:style-name="T2">; </text:span><text:a xlink:type="simple" xlink:href="https://pubmed.ncbi.nlm.nih.gov/16680602/" text:style-name="Internet_20_link" text:visited-style-name="Visited_20_Internet_20_Link"><text:span text:style-name="T2">Kebebew et al., 2006</text:span></text:a><text:span text:style-name="T2">). Na infância, a incidência é de 2,9 a 4,2 por milhão de casos por ano <text:s/>no sul do Brasil e 0,2 a 0,3 por milhão de crianças por ano em todo o mundo (</text:span><text:a xlink:type="simple" xlink:href="https://pubmed.ncbi.nlm.nih.gov/16200634/" text:style-name="Internet_20_link" text:visited-style-name="Visited_20_Internet_20_Link"><text:span text:style-name="T3">Pianovski et al., 2006</text:span></text:a><text:span text:style-name="T2">). É </text:span><text:span text:style-name="T3">visto que ACC possui diferentes características entre os tumores pediátricos e adultos (</text:span><text:a xlink:type="simple" xlink:href="https://www.ncbi.nlm.nih.gov/pmc/articles/PMC3288384/" text:style-name="Internet_20_link" text:visited-style-name="Visited_20_Internet_20_Link"><text:span text:style-name="T1">Wasserman et al.2012</text:span></text:a><text:span text:style-name="T1">; </text:span><text:a xlink:type="simple" xlink:href="https://www.ncbi.nlm.nih.gov/pmc/articles/PMC3963263/" text:style-name="Internet_20_link" text:visited-style-name="Visited_20_Internet_20_Link"><text:span text:style-name="T1">Else et al., 201</text:span></text:a><text:span text:style-name="T1">4</text:span><text:span text:style-name="T3">). </text:span></text:p>
      <text:p text:style-name="P3"/>
      <text:p text:style-name="P3"/>
      <text:p text:style-name="P6">MATERIAIS E MÉTODOS</text:p>
      <text:p text:style-name="P8"/>
      <text:p text:style-name="P9">Dados TCGA: <text:span text:style-name="T8">download, controle de qualidade e trimagem</text:span></text:p>
      <text:p text:style-name="P11"/>
      <text:p text:style-name="P11">Fizemos o download dos arquivos <text:span text:style-name="T14">FASTQ</text:span> d<text:span text:style-name="T8">e</text:span> RNAseq com um total de <text:span text:style-name="T9">76</text:span> amostras do TCGA-ACC <text:span text:style-name="T14">disponíveis no GDC Legacy Archive (</text:span><text:a xlink:type="simple" xlink:href="https://gdc.cancer.gov/news-and-announcements/gdc-legacy-archive-retires" text:style-name="Internet_20_link" text:visited-style-name="Visited_20_Internet_20_Link"><text:span text:style-name="T14">https://gdc.cancer.gov/news-and-announcements/gdc-legacy-archive-retires</text:span></text:a><text:span text:style-name="T14">) através do GDC Data Transfer Tool (</text:span><text:a xlink:type="simple" xlink:href="https://gdc.cancer.gov/access-data/gdc-data-transfer-tool" text:style-name="Internet_20_link" text:visited-style-name="Visited_20_Internet_20_Link"><text:span text:style-name="T14">https://gdc.cancer.gov/access-data/gdc-data-transfer-tool</text:span></text:a><text:span text:style-name="T14">)</text:span>. Usamos o pacote R/bioconductor TCGAbiolinks para baixar <text:span text:style-name="T14">informações</text:span> clínic<text:span text:style-name="T14">a</text:span>s. <text:span text:style-name="T7">Utilizamos os </text:span>dados clínicos de <text:a xlink:type="simple" xlink:href="https://www.frontiersin.org/articles/10.3389/fendo.2021.672319/full" text:style-name="Internet_20_link" text:visited-style-name="Visited_20_Internet_20_Link">Muzzi et al., (2021)</text:a> para obter os perfis esteroidais.</text:p>
      <text:p text:style-name="P24"><text:span text:style-name="T4">Fizemos o controle de qualidade (QC) e a trimagem dos dados seguindo o pipeline PreProcSEQ (</text:span><text:a xlink:type="simple" xlink:href="https://bookdown.org/jean_souza/PreProcSEQ/" text:style-name="Internet_20_link" text:visited-style-name="Visited_20_Internet_20_Link"><text:span text:style-name="T4">https://bookdown.org/jean_souza/PreProcSEQ/</text:span></text:a><text:span text:style-name="T4">). No QC utilizamos o FastQC </text:span><text:span text:style-name="T5">(</text:span><text:a xlink:type="simple" xlink:href="https://qubeshub.org/resources/fastqc" text:style-name="Internet_20_link" text:visited-style-name="Visited_20_Internet_20_Link">Andrews, 2010</text:a><text:span text:style-name="T5">)</text:span><text:span text:style-name="T4"> para gerar os relatórios do sequenciamento e o MultiQC </text:span><text:span text:style-name="T5">(</text:span><text:a xlink:type="simple" xlink:href="https://academic.oup.com/bioinformatics/article/32/19/3047/2196507" text:style-name="Internet_20_link" text:visited-style-name="Visited_20_Internet_20_Link"><text:span text:style-name="T5">Ewels et al., 2016</text:span></text:a><text:span text:style-name="T5">)</text:span><text:span text:style-name="T4"> para agrupá-los e resumir em um único relatório. Na trimagem foi utilizada a ferramenta Trimmomatic </text:span><text:span text:style-name="T5">(</text:span><text:a xlink:type="simple" xlink:href="https://academic.oup.com/bioinformatics/article/30/15/2114/2390096" text:style-name="Internet_20_link" text:visited-style-name="Visited_20_Internet_20_Link"><text:span text:style-name="T5">Bolger et al., 2014</text:span></text:a><text:span text:style-name="T5">) </text:span><text:span text:style-name="T6">de acordo com os argumentos do pipeline</text:span><text:span text:style-name="T5">.</text:span></text:p>
      <text:p text:style-name="P24"><text:span text:style-name="T5"/></text:p>
      <text:p text:style-name="P10"><text:span text:style-name="T13">E</text:span>xtração de dados de BCR e TCR</text:p>
      <text:p text:style-name="P10"/>
      <text:p text:style-name="P12">Usamos a ferramenta TRUST4 para alinhar oss arquivos FASTQ de RNA-Seq à região VDJ para extrair IGH, IGK e IGL para BCR e TRA, TRB, TRD e TRG para TCR.</text:p>
      <text:p text:style-name="P23"/>
      <text:p text:style-name="P19">RESULTADOS</text:p>
      <text:p text:style-name="P13"/>
      <text:p text:style-name="P21">Controle de qualidade (QC) e trimagem</text:p>
      <text:p text:style-name="P16"/>
      <text:p text:style-name="P14">A coorte TCGA-ACC é composta por 79 casos (<text:a xlink:type="simple" xlink:href="https://www.cell.com/cancer-cell/fulltext/S1535-6108(16)30160-X" text:style-name="Internet_20_link" text:visited-style-name="Visited_20_Internet_20_Link">Zheng et al., 2016</text:a>), no entanto, conseguimos fazer o download de 76 <text:span text:style-name="T15">sendo </text:span>arquivos pair-End (sequenciamento pareado – R1 e R2, totalizando 158 arquivos FASTQs). <office:annotation office:name="__Annotation__2_2528275837" loext:resolved="false"><dc:creator>Autor desconhecido</dc:creator><dc:date>2023-08-07T10:06:21.504534723</dc:date><text:p><text:span text:style-name="T29">Podemos tentar fazer o download dessas três amostras novamente.</text:span></text:p></office:annotation><text:span text:style-name="T10">Tivemos conflito no download </text:span><text:span text:style-name="T11">dos três casos</text:span><text:span text:style-name="T10"> restantes</text:span><office:annotation-end office:name="__Annotation__2_2528275837"/><text:span text:style-name="T16">, </text:span><text:span text:style-name="T17">então seguimos o trabalho com os 76 casos.</text:span></text:p>
      <text:p text:style-name="P17"><text:span text:style-name="T16">Os arquivos estavam com bons scores de sequenciamento, baixo conteúdo de bases não identificadas e com baixo conteúdo de adaptadores. Optamos por remover os adaptadores encontrados e as bases de baixa qualidade (</text:span><text:span text:style-name="T16"><office:annotation office:name="__Annotation__12_2528275837" loext:resolved="false"><dc:creator>Autor desconhecido</dc:creator><dc:date>2023-08-07T10:34:55.070561473</dc:date><text:p text:style-name="P25"><text:span text:style-name="T29">Inserir o cutof do pipeline PreProcSEQ.</text:span></text:p></office:annotation></text:span><text:span text:style-name="T16">phred score &lt; ...</text:span><office:annotation-end office:name="__Annotation__12_2528275837"/><text:span text:style-name="T16">), afim de obter um melhor alinhamentos das regiões VDJ.</text:span><text:span text:style-name="T17"> </text:span><text:span text:style-name="T19">A etapa de trimagem melhorou a média de qualidade das leituras, removeu grande parte do conteúdo de bases não identificadas e removeu os adaptadores apontados pelo FastQC (</text:span><text:span text:style-name="T19"><office:annotation office:name="__Annotation__19_2528275837" loext:resolved="false"><dc:creator>Autor desconhecido</dc:creator><dc:date>2023-08-07T10:44:17.477420884</dc:date><text:p text:style-name="P25"><text:span text:style-name="T29">Painel doo controle de qualidade ANTES e APÓS a trimagem.</text:span></text:p></office:annotation></text:span><text:span text:style-name="T19">Figura suplementar 1</text:span><office:annotation-end office:name="__Annotation__19_2528275837"/><text:span text:style-name="T19">).</text:span></text:p>
      <text:p text:style-name="P14"><text:span text:style-name="T17"/></text:p>
      <text:p text:style-name="P20"><text:span text:style-name="T21">Repertório</text:span><text:span text:style-name="T16"> de BCR e TCR </text:span></text:p>
      <text:p text:style-name="P14"><text:span text:style-name="T17"/></text:p>
      <text:p text:style-name="P15"><text:span text:style-name="T18">Usamos o TRUST4 </text:span><text:span text:style-name="T21">(</text:span><text:a xlink:type="simple" xlink:href="https://www.nature.com/articles/s41592-021-01142-2" text:style-name="Internet_20_link" text:visited-style-name="Visited_20_Internet_20_Link"><text:span text:style-name="T21">Song et al., 2021</text:span></text:a><text:span text:style-name="T21">)</text:span><text:span text:style-name="T18"> para extrair </text:span><text:span text:style-name="T19">as </text:span><text:span text:style-name="T18">sequências de BCR e TCR dos dados de RNA-Seq </text:span><text:span text:style-name="T19">e alinhar as sequências à região VDJ do</text:span><text:span text:style-name="T21">s seus respectivos tipos de IGH, IGK e IGL e TRA, TRB, TRD e TRG</text:span><text:span text:style-name="T19"> </text:span><text:span text:style-name="T20">seguindo o pipeline proposto (</text:span><text:span text:style-name="T20"><office:annotation office:name="__Annotation__42_2528275837" loext:resolved="false"><dc:creator>Autor desconhecido</dc:creator><dc:date>2023-08-07T11:04:13.195977615</dc:date><text:p text:style-name="P25"><text:span text:style-name="T29">FIGURA 1. Pipeline geral do estudo.</text:span></text:p></office:annotation></text:span><text:span text:style-name="T20">Figura 1</text:span><office:annotation-end office:name="__Annotation__42_2528275837"/><text:span text:style-name="T20">) </text:span><text:span text:style-name="T19">. </text:span><text:span text:style-name="T21">Obtivemos um total de </text:span><text:span text:style-name="T27">…</text:span><text:span text:style-name="T21"> leituras de BCR (média de … / amostra) e </text:span><text:span text:style-name="T27">…</text:span><text:span text:style-name="T21"> leituras de TCR (média de … / amostra). A Tabela Suplmentar S1 mosstra o resumo das leituras de IG e TCR para TCGA-ACC. Em seguida, agrupamos os reads em clones conforme </text:span><text:span text:style-name="T21"><office:annotation office:name="__Annotation__591_2528275837" loext:resolved="false"><dc:creator>Autor desconhecido</dc:creator><dc:date>2023-08-07T11:29:47.880571075</dc:date><text:p text:style-name="P25"><text:span text:style-name="T29">Preciso ver se vou seguir a função dos desenvolvedores <text:s/>do TRUST4, ou immunarch ou oo vdjtools.</text:span></text:p></office:annotation></text:span><text:span text:style-name="T21">...</text:span><office:annotation-end office:name="__Annotation__591_2528275837"/></text:p>
      <text:p text:style-name="P14"><text:span text:style-name="T26"/></text:p>
      <text:p text:style-name="P22"><text:span text:style-name="T24">A </text:span>riqueza e a diversidade da infiltração de BCR e TCR foram maiores em low HSP em comparação com high HSP.</text:p>
      <text:p text:style-name="P18"><text:span text:style-name="T26"/></text:p>
      <text:p text:style-name="P14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07:51:56.308631097</meta:creation-date>
    <meta:generator>LibreOffice/7.3.7.2$Linux_X86_64 LibreOffice_project/30$Build-2</meta:generator>
    <dc:date>2023-08-07T11:38:57.329563682</dc:date>
    <meta:editing-duration>PT5M42S</meta:editing-duration>
    <meta:editing-cycles>2</meta:editing-cycles>
    <meta:document-statistic meta:table-count="0" meta:image-count="0" meta:object-count="0" meta:page-count="4" meta:paragraph-count="20" meta:word-count="539" meta:character-count="3272" meta:non-whitespace-character-count="2748"/>
  </office:meta>
</office:document-meta>
</file>